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6cm" draw:fill-color="#0096d4"/>
    </style:style>
    <style:style style:name="gr2" style:family="graphic" style:parent-style-name="standard">
      <style:graphic-properties svg:stroke-width="0.046cm" svg:stroke-color="#ffffff" draw:fill="none" draw:fill-color="#ffffff" fo:padding-top="-0.027cm" fo:padding-bottom="-0.027cm" fo:padding-left="-0.027cm" fo:padding-right="-0.027cm"/>
    </style:style>
    <style:style style:name="gr3" style:family="graphic" style:parent-style-name="standard">
      <style:graphic-properties draw:stroke="none" svg:stroke-width="0.046cm" draw:fill-color="#00b4ff"/>
    </style:style>
    <style:style style:name="gr4" style:family="graphic" style:parent-style-name="standard">
      <style:graphic-properties draw:stroke="none" svg:stroke-width="0.046cm" draw:fill-color="#005a80"/>
    </style:style>
    <style:style style:name="gr5" style:family="graphic" style:parent-style-name="standard">
      <style:graphic-properties draw:stroke="none" svg:stroke-width="0.046cm" draw:fill-color="#000000"/>
    </style:style>
    <style:style style:name="gr6" style:family="graphic" style:parent-style-name="standard">
      <style:graphic-properties draw:stroke="none"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-5cm" svg:y="5cm"/>
          <draw:glue-point draw:id="6" svg:x="3.873cm" svg:y="5cm"/>
          <draw:glue-point draw:id="7" svg:x="-0.564cm" svg:y="5cm"/>
          <draw:glue-point draw:id="8" svg:x="-5cm" svg:y="-3.333cm"/>
          <draw:glue-point draw:id="9" svg:x="-5cm" svg:y="0.833cm"/>
          <draw:glue-point draw:id="10" svg:x="0cm" svg:y="0cm"/>
          <draw:polygon draw:style-name="gr1" draw:layer="layout" svg:width="2.693cm" svg:height="1.667cm" svg:x="0cm" svg:y="0.333cm" svg:viewBox="0 0 2694 1668" draw:points="2694,1668 2694,0 0,0 0,1668">
            <text:p/>
          </draw:polygon>
          <draw:polygon draw:style-name="gr2" draw:layer="layout" svg:width="2.693cm" svg:height="1.667cm" svg:x="0cm" svg:y="0.333cm" svg:viewBox="0 0 2694 1668" draw:points="2694,1668 2694,0 0,0 0,1668">
            <text:p/>
          </draw:polygon>
          <draw:polygon draw:style-name="gr3" draw:layer="layout" svg:width="3.026cm" svg:height="0.325cm" svg:x="0cm" svg:y="0.009cm" svg:viewBox="0 0 3027 326" draw:points="2684,326 0,326 421,0 3027,0">
            <text:p/>
          </draw:polygon>
          <draw:polygon draw:style-name="gr4" draw:layer="layout" svg:width="0.342cm" svg:height="1.991cm" svg:x="2.684cm" svg:y="0.009cm" svg:viewBox="0 0 343 1992" draw:points="343,0 343,1640 0,1992 0,333 0,324">
            <text:p/>
          </draw:polygon>
          <draw:polygon draw:style-name="gr2" draw:layer="layout" svg:width="3.026cm" svg:height="1.991cm" svg:x="0cm" svg:y="0.009cm" svg:viewBox="0 0 3027 1992" draw:points="2684,324 0,324 421,0 3027,0 3027,1640 2684,1992 2684,333">
            <text:p/>
          </draw:polygon>
          <draw:polygon draw:style-name="gr5" draw:layer="layout" svg:width="0.351cm" svg:height="0.333cm" svg:x="2.684cm" svg:y="0cm" svg:viewBox="0 0 352 334" draw:points="0,334 352,0">
            <text:p/>
          </draw:polygon>
          <draw:line draw:style-name="gr2" draw:layer="layout" svg:x1="2.684cm" svg:y1="0.334cm" svg:x2="3.036cm" svg:y2="0cm">
            <text:p/>
          </draw:line>
          <draw:polygon draw:style-name="gr6" draw:layer="layout" svg:width="0cm" svg:height="0.202cm" svg:x="0.684cm" svg:y="1.061cm" svg:viewBox="0 0 0 203" draw:points="0,0 0,203">
            <text:p/>
          </draw:polygon>
          <draw:polygon draw:style-name="gr6" draw:layer="layout" svg:width="2.07cm" svg:height="1.044cm" svg:x="0.263cm" svg:y="0.851cm" svg:viewBox="0 0 2071 1045" draw:points="140,992 447,992 798,641 1123,641 1474,992 2071,992 2071,746 1614,746 1263,395 807,395 465,43 131,43 131,0 0,131 122,263 122,210 394,210 394,439 140,439 140,395 0,526 131,658 131,614 394,605 394,825 140,825 140,781 0,913 131,1045 131,992">
            <text:p/>
          </draw:polygon>
          <draw:polygon draw:style-name="gr6" draw:layer="layout" svg:width="2.07cm" svg:height="1.053cm" svg:x="0.342cm" svg:y="0.412cm" svg:viewBox="0 0 2071 1054" draw:points="1939,52 1623,52 1281,404 947,404 596,61 0,61 0,307 456,307 807,658 1263,658 1614,1001 1939,1001 1939,1054 2071,913 1948,781 1948,834 1676,834 1676,606 1939,606 1939,649 2071,518 1939,386 1939,439 1676,439 1676,219 1939,219 1939,263 2071,131 1939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ervice Control</dc:title>
    <meta:creation-date>2011-02-07T16:40:09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